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itter" svg:font-family="Bitter" style:font-family-generic="roman" style:font-pitch="variable"/>
    <style:font-face style:name="Calibri" svg:font-family="Calibri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669cm" fo:margin-left="0.116cm" fo:margin-right="0.215cm" fo:margin-top="0cm" fo:margin-bottom="0cm" table:align="margins" style:writing-mode="lr-tb"/>
    </style:style>
    <style:style style:name="Tabella1.A" style:family="table-column">
      <style:table-column-properties style:column-width="0.661cm" style:rel-column-width="375*"/>
    </style:style>
    <style:style style:name="Tabella1.B" style:family="table-column">
      <style:table-column-properties style:column-width="5.08cm" style:rel-column-width="2880*"/>
    </style:style>
    <style:style style:name="Tabella1.C" style:family="table-column">
      <style:table-column-properties style:column-width="5.662cm" style:rel-column-width="3210*"/>
    </style:style>
    <style:style style:name="Tabella1.D" style:family="table-column">
      <style:table-column-properties style:column-width="5.265cm" style:rel-column-width="2985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-left="0.191cm" fo:padding-right="0.191cm" fo:padding-top="0cm" fo:padding-bottom="0cm" fo:border="0.018cm solid #00000a"/>
    </style:style>
    <style:style style:name="Tabella2" style:family="table">
      <style:table-properties style:width="16.722cm" fo:margin-left="0.064cm" fo:margin-right="0.215cm" fo:margin-top="0cm" fo:margin-bottom="0cm" table:align="margins" style:writing-mode="lr-tb"/>
    </style:style>
    <style:style style:name="Tabella2.A" style:family="table-column">
      <style:table-column-properties style:column-width="5.398cm" style:rel-column-width="3060*"/>
    </style:style>
    <style:style style:name="Tabella2.B" style:family="table-column">
      <style:table-column-properties style:column-width="5.662cm" style:rel-column-width="321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c16">
      <style:paragraph-properties fo:margin-top="0cm" fo:margin-bottom="0cm" fo:text-align="center" style:justify-single-word="false"/>
      <style:text-properties fo:color="#000000" style:font-name="Roboto Slab" fo:font-size="13.5pt" style:font-size-asian="13.5pt" style:font-size-complex="13.5pt"/>
    </style:style>
    <style:style style:name="P2" style:family="paragraph" style:parent-style-name="Heading_20_2">
      <style:paragraph-properties fo:text-align="justify" style:justify-single-word="false" fo:keep-with-next="always"/>
      <style:text-properties fo:color="#000000" style:font-name="Bitter" fo:font-size="12pt" style:font-size-asian="12pt" style:font-size-complex="12pt"/>
    </style:style>
    <style:style style:name="P3" style:family="paragraph" style:parent-style-name="Heading_20_2">
      <style:paragraph-properties fo:text-align="justify" style:justify-single-word="false" fo:keep-with-next="always"/>
      <style:text-properties fo:color="#000000" style:font-name="Bitter"/>
    </style:style>
    <style:style style:name="P4" style:family="paragraph" style:parent-style-name="Heading_20_2">
      <style:paragraph-properties fo:text-align="justify" style:justify-single-word="false" fo:keep-with-next="always"/>
    </style:style>
    <style:style style:name="P5" style:family="paragraph" style:parent-style-name="Heading_20_2">
      <style:paragraph-properties fo:margin-top="0.176cm" fo:margin-bottom="0cm" fo:line-height="100%" fo:text-align="justify" style:justify-single-word="false" fo:keep-with-next="always"/>
    </style:style>
    <style:style style:name="P6" style:family="paragraph" style:parent-style-name="Standard">
      <style:paragraph-properties fo:margin-top="0.176cm" fo:margin-bottom="0.176cm" fo:line-height="100%" fo:text-align="justify" style:justify-single-word="false" fo:keep-with-next="always"/>
    </style:style>
    <style:style style:name="P7" style:family="paragraph" style:parent-style-name="Standard" style:master-page-name="Standard">
      <style:paragraph-properties fo:margin-top="0.176cm" fo:margin-bottom="0.176cm" fo:line-height="100%" fo:text-align="justify" style:justify-single-word="false" style:page-number="auto" fo:keep-with-next="always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9" style:family="paragraph" style:parent-style-name="Standard">
      <style:paragraph-properties fo:margin-top="0cm" fo:margin-bottom="0cm" fo:line-height="100%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/>
    </style:style>
    <style:style style:name="T1" style:family="text">
      <style:text-properties fo:color="#000000" style:font-name="Bitter"/>
    </style:style>
    <style:style style:name="T2" style:family="text">
      <style:text-properties fo:color="#000000" style:font-name="Bitter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fo:color="#000000" style:font-name="Bitter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fo:color="#000000" style:font-name="Bitter" fo:font-size="20pt" fo:font-weight="bold" style:font-size-asian="20pt" style:font-weight-asian="bold" style:font-size-complex="20pt"/>
    </style:style>
    <style:style style:name="T5" style:family="text">
      <style:text-properties fo:color="#000000" style:font-name="Bitter" fo:font-size="12pt" style:font-size-asian="12pt" style:language-asian="en" style:country-asian="US" style:font-size-complex="12pt"/>
    </style:style>
    <style:style style:name="T6" style:family="text">
      <style:text-properties fo:color="#000000" style:font-name="Bitter" fo:font-size="12pt" fo:font-weight="normal" style:font-size-asian="12pt" style:language-asian="en" style:country-asian="US" style:font-weight-asian="normal" style:font-size-complex="12pt"/>
    </style:style>
    <style:style style:name="T7" style:family="text">
      <style:text-properties fo:color="#000000" style:font-name="Bitter" style:language-asian="en" style:country-asian="US"/>
    </style:style>
    <style:style style:name="T8" style:family="text">
      <style:text-properties fo:color="#000000" style:font-name="Bitter" fo:font-weight="normal" style:language-asian="en" style:country-asian="US" style:font-weight-asian="normal"/>
    </style:style>
    <style:style style:name="T9" style:family="text"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/>
    </style:style>
    <style:style style:name="T10" style:family="text">
      <style:text-properties fo:color="#000000" style:font-name="Roboto Slab" fo:font-size="13.5pt" style:font-name-asian="Times New Roman1" style:font-size-asian="13.5pt" style:language-asian="it" style:country-asian="IT" style:font-name-complex="Times New Roman1" style:font-size-complex="13.5pt" style:font-weight-complex="bold"/>
    </style:style>
    <style:style style:name="T11" style:family="text">
      <style:text-properties fo:color="#000000" style:font-name="Roboto Slab" fo:font-size="13.5pt" fo:font-weight="bold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12" style:family="text">
      <style:text-properties fo:color="#000000" style:font-name="Roboto Slab" fo:font-size="20pt" fo:font-weight="bold" style:font-name-asian="Times New Roman1" style:font-size-asian="20pt" style:language-asian="it" style:country-asian="IT" style:font-weight-asian="bold" style:font-name-complex="Times New Roman1" style:font-size-complex="20pt"/>
    </style:style>
    <style:style style:name="T13" style:family="text">
      <style:text-properties fo:color="#000000" style:font-name="Wingdings" fo:font-size="12pt" fo:font-weight="normal" style:font-size-asian="12pt" style:language-asian="en" style:country-asian="US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2">Use Case: Esaminare Classifiche</text:span></text:h>
      <text:p text:style-name="P8"/>
      <text:h text:style-name="P6" text:outline-level="2"><text:span text:style-name="T3">Scheda</text:span></text:h>
      <text:p text:style-name="P9"><text:span text:style-name="T11">Descrizione Breve:</text:span><text:span text:style-name="T9"> Il giocatore può entrare nella schermata delle classifiche per visionarle. Scelto il giocatore o squadra si avranno a disposizione tutte le classifiche del soggetto (Monete d’oro e corone).</text:span></text:p>
      <text:p text:style-name="P9"><text:span text:style-name="T11">Attori coinvolti</text:span><text:span text:style-name="T9">: Giocatore (Principale/Primario), Web Server (Secondario/Di supporto).</text:span></text:p>
      <text:p text:style-name="P9"><text:span text:style-name="T11">Includes: </text:span><text:span text:style-name="T10">Niente.</text:span></text:p>
      <text:p text:style-name="P9"><text:span text:style-name="T11">Precondizioni: </text:span><text:span text:style-name="T9">Il giocatore non deve essere in partita e neanche in una manche, ma dev’essere autenticato e in una stanza.</text:span></text:p>
      <text:p text:style-name="P9"><text:span text:style-name="T11">Postcondizioni</text:span><text:span text:style-name="T9">: Nessuna.</text:span></text:p>
      <text:p text:style-name="P10"/>
      <text:p text:style-name="P9"><text:span text:style-name="T4">Workflow e</text:span><text:span text:style-name="apple-converted-space"><text:span text:style-name="T4"> </text:span></text:span><text:span text:style-name="T4">Interazioni Utente / Sistema</text:span></text:p>
      <text:list xml:id="list2639720868238115128" text:style-name="Outline">
        <text:list-item>
          <text:list>
            <text:list-item>
              <text:h text:style-name="P2" text:outline-level="2"/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list xml:id="list42657111" text:continue-numbering="true" text:style-name="Outline">
              <text:list-item>
                <text:list>
                  <text:list-item>
                    <text:h text:style-name="P5" text:outline-level="2"><text:span text:style-name="T5">#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4934" text:continue-numbering="true" text:style-name="Outline">
              <text:list-item>
                <text:list>
                  <text:list-item>
                    <text:h text:style-name="P5" text:outline-level="2"><text:span text:style-name="T5">Attore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8696" text:continue-numbering="true" text:style-name="Outline">
              <text:list-item>
                <text:list>
                  <text:list-item>
                    <text:h text:style-name="P5" text:outline-level="2"><text:span text:style-name="T5">Sistema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2288" text:continue-numbering="true" text:style-name="Outline">
              <text:list-item>
                <text:list>
                  <text:list-item>
                    <text:h text:style-name="P5" text:outline-level="2"><text:span text:style-name="T5">Operazioni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48622" text:continue-numbering="true" text:style-name="Outline">
              <text:list-item>
                <text:list>
                  <text:list-item>
                    <text:h text:style-name="P5" text:outline-level="2"><text:span text:style-name="T5">1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2388" text:continue-numbering="true" text:style-name="Outline">
              <text:list-item>
                <text:list>
                  <text:list-item>
                    <text:h text:style-name="P5" text:outline-level="2"><text:span text:style-name="T5">[Lista Classifiche]: </text:span><text:span text:style-name="T6">Il giocatore entra nella schermata delle classifiche. [Il giocatore non deve essere in partita o in manche per poter visualizzare le classifiche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5188" text:continue-numbering="true" text:style-name="Outline">
              <text:list-item>
                <text:list>
                  <text:list-item>
                    <text:h text:style-name="P5" text:outline-level="2"><text:span text:style-name="T6">Il Sistema dispone di un bottone per entrare nel pannello delle classifiche in ogni stanza, che porta i giocatori cliccanti nel suddetto pannello. 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2430" text:continue-numbering="true" text:style-name="Outline">
              <text:list-item>
                <text:list>
                  <text:list-item>
                    <text:h text:style-name="P5" text:outline-level="2"><text:span text:style-name="T6">GetListaClassifiche() </text:span><text:span text:style-name="T13"></text:span><text:span text:style-name="T6"> Return Conferma Operazione;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47422" text:continue-numbering="true" text:style-name="Outline">
              <text:list-item>
                <text:list>
                  <text:list-item>
                    <text:h text:style-name="P5" text:outline-level="2"><text:span text:style-name="T5">A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0058" text:continue-numbering="true" text:style-name="Outline">
              <text:list-item>
                <text:list>
                  <text:list-item>
                    <text:h text:style-name="P5" text:outline-level="2"><text:span text:style-name="T5">[Snodo]: </text:span><text:span text:style-name="T6">Il giocatore può scegliere che tipo di classifica visualizzare oppure se tornare nella stanza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5811" text:continue-numbering="true" text:style-name="Outline">
              <text:list-item>
                <text:list>
                  <text:list-item>
                    <text:h text:style-name="P5" text:outline-level="2"><text:span text:style-name="T5">--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1692" text:continue-numbering="true" text:style-name="Outline">
              <text:list-item>
                <text:list>
                  <text:list-item>
                    <text:h text:style-name="P5" text:outline-level="2"><text:span text:style-name="T5">--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42465" text:continue-numbering="true" text:style-name="Outline">
              <text:list-item>
                <text:list>
                  <text:list-item>
                    <text:h text:style-name="P5" text:outline-level="2"><text:span text:style-name="T5">2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4998" text:continue-numbering="true" text:style-name="Outline">
              <text:list-item>
                <text:list>
                  <text:list-item>
                    <text:h text:style-name="P5" text:outline-level="2"><text:span text:style-name="T5">[Globale]: </text:span><text:span text:style-name="T6">Il giocatore vede la classifica attuale globale di tutti i giocatori che hanno giocato a UnoPerTutti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2333" text:continue-numbering="true" text:style-name="Outline">
              <text:list-item>
                <text:list>
                  <text:list-item>
                    <text:h text:style-name="P5" text:outline-level="2"><text:span text:style-name="T6">Il sistema, dopo aver restituito le classifiche globali, chiede al giocatore se vuole cercare la classifica di un giocatore o di una squadra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34514" text:continue-numbering="true" text:style-name="Outline">
              <text:list-item>
                <text:list>
                  <text:list-item>
                    <text:h text:style-name="P5" text:outline-level="2"><text:span text:style-name="T6">GetGlobalClassifiche() </text:span><text:span text:style-name="T13"></text:span><text:span text:style-name="T6">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59281" text:continue-numbering="true" text:style-name="Outline">
              <text:list-item>
                <text:list>
                  <text:list-item>
                    <text:h text:style-name="P5" text:outline-level="2"><text:span text:style-name="T5">3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3227" text:continue-numbering="true" text:style-name="Outline">
              <text:list-item>
                <text:list>
                  <text:list-item>
                    <text:h text:style-name="P5" text:outline-level="2"><text:span text:style-name="T5">[Giornaliera, Settimanale, Mensile]: </text:span><text:span text:style-name="T6">Il giocatore sceglie di guardare una classifica su base di </text:span><text:soft-page-break/><text:span text:style-name="T6">tempo, potendo scegliere se guardare quella del giorno, della settimana o del mese. [Selezionata questa opzione, il giocatore deve specificare se vuole la classifica Giornaliera, Settimanale o Mensile.]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9724" text:continue-numbering="true" text:style-name="Outline">
              <text:list-item>
                <text:list>
                  <text:list-item>
                    <text:h text:style-name="P5" text:outline-level="2"><text:span text:style-name="T6">Il sistema, dopo aver selezionato le classifiche temporali, chiede al giocatore se vuole cercare la classifica di un giocatore o di una </text:span><text:soft-page-break/><text:span text:style-name="T6">squadra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36696" text:continue-numbering="true" text:style-name="Outline">
              <text:list-item>
                <text:list>
                  <text:list-item>
                    <text:h text:style-name="P5" text:outline-level="2"><text:span text:style-name="T6">GetTemporalityClassifiche() </text:span><text:span text:style-name="T13"></text:span><text:span text:style-name="T6"> Return Conferma dell’operazione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51805" text:continue-numbering="true" text:style-name="Outline">
              <text:list-item>
                <text:list>
                  <text:list-item>
                    <text:h text:style-name="P5" text:outline-level="2"><text:span text:style-name="T5">B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0884" text:continue-numbering="true" text:style-name="Outline">
              <text:list-item>
                <text:list>
                  <text:list-item>
                    <text:h text:style-name="P5" text:outline-level="2"><text:span text:style-name="T5">[Snodo]:</text:span><text:span text:style-name="T6"> Il giocatore decide il soggetto della classifica, oppure può tornare al panello precedente o uscire dalla schermata delle classifich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9994" text:continue-numbering="true" text:style-name="Outline">
              <text:list-item>
                <text:list>
                  <text:list-item>
                    <text:h text:style-name="P5" text:outline-level="2"><text:span text:style-name="T6">--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37285" text:continue-numbering="true" text:style-name="Outline">
              <text:list-item>
                <text:list>
                  <text:list-item>
                    <text:h text:style-name="P5" text:outline-level="2"><text:span text:style-name="T6">--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36947" text:continue-numbering="true" text:style-name="Outline">
              <text:list-item>
                <text:list>
                  <text:list-item>
                    <text:h text:style-name="P5" text:outline-level="2"><text:span text:style-name="T5">4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3115" text:continue-numbering="true" text:style-name="Outline">
              <text:list-item>
                <text:list>
                  <text:list-item>
                    <text:h text:style-name="P5" text:outline-level="2"><text:span text:style-name="T5">[Guardo la classifica del giocatore]: </text:span><text:span text:style-name="T6">Il giocatore sceglie di vedere la classifica dei giocatori.</text:span><text:bookmark text:name="_GoBack"/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0269" text:continue-numbering="true" text:style-name="Outline">
              <text:list-item>
                <text:list>
                  <text:list-item>
                    <text:h text:style-name="P5" text:outline-level="2"><text:span text:style-name="T6">Il sistema restituisce la lista dei giocatori (globale o temporale a seconda della scelta precedente)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6379" text:continue-numbering="true" text:style-name="Outline">
              <text:list-item>
                <text:list>
                  <text:list-item>
                    <text:h text:style-name="P5" text:outline-level="2"><text:span text:style-name="T6">GetClassificaGiocatore() </text:span><text:span text:style-name="T13"></text:span><text:span text:style-name="T6">Return classifica dei giocatori.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34690" text:continue-numbering="true" text:style-name="Outline">
              <text:list-item>
                <text:list>
                  <text:list-item>
                    <text:h text:style-name="P5" text:outline-level="2"><text:span text:style-name="T5">5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34920" text:continue-numbering="true" text:style-name="Outline">
              <text:list-item>
                <text:list>
                  <text:list-item>
                    <text:h text:style-name="P5" text:outline-level="2"><text:span text:style-name="T5">[Guardo la classifica di squadra]: </text:span><text:span text:style-name="T6">Il giocatore sceglie di vedere la classifica delle squadr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36024" text:continue-numbering="true" text:style-name="Outline">
              <text:list-item>
                <text:list>
                  <text:list-item>
                    <text:h text:style-name="P5" text:outline-level="2"><text:span text:style-name="T6">Il sistema restituisce la lista delle squadre (globale o temporale a seconda della scelta precedente)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4826" text:continue-numbering="true" text:style-name="Outline">
              <text:list-item>
                <text:list>
                  <text:list-item>
                    <text:h text:style-name="P5" text:outline-level="2"><text:span text:style-name="T6">GetClassificaSquadra() </text:span><text:span text:style-name="T13"></text:span><text:span text:style-name="T6"> Return classifica delle squadre;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48166" text:continue-numbering="true" text:style-name="Outline">
              <text:list-item>
                <text:list>
                  <text:list-item>
                    <text:h text:style-name="P5" text:outline-level="2"><text:span text:style-name="T5">C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2463" text:continue-numbering="true" text:style-name="Outline">
              <text:list-item>
                <text:list>
                  <text:list-item>
                    <text:h text:style-name="P5" text:outline-level="2"><text:span text:style-name="T5">[Snodo]: </text:span><text:span text:style-name="T6">Il giocatore può tornare indietro alla schermata delle classifica o decidere se uscire e tornare nella stanza in cui era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8329" text:continue-numbering="true" text:style-name="Outline">
              <text:list-item>
                <text:list>
                  <text:list-item>
                    <text:h text:style-name="P5" text:outline-level="2"><text:span text:style-name="T6">--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9095" text:continue-numbering="true" text:style-name="Outline">
              <text:list-item>
                <text:list>
                  <text:list-item>
                    <text:h text:style-name="P5" text:outline-level="2"><text:span text:style-name="T6">--</text:span></text:h>
                  </text:list-item>
                </text:list>
              </text:list-item>
            </text:list>
          </table:table-cell>
        </table:table-row>
        <table:table-row table:style-name="Tabella1.1">
          <table:table-cell table:style-name="Tabella1.A1" office:value-type="string">
            <text:list xml:id="list42639704" text:continue-numbering="true" text:style-name="Outline">
              <text:list-item>
                <text:list>
                  <text:list-item>
                    <text:h text:style-name="P5" text:outline-level="2"><text:span text:style-name="T5">7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59397" text:continue-numbering="true" text:style-name="Outline">
              <text:list-item>
                <text:list>
                  <text:list-item>
                    <text:h text:style-name="P5" text:outline-level="2"><text:span text:style-name="T5">[Esco dalla Schermata delle classifiche]: </text:span><text:span text:style-name="T6">Il giocatore esce dalla schermata delle classifiche e torna alla stanza in cui era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65897" text:continue-numbering="true" text:style-name="Outline">
              <text:list-item>
                <text:list>
                  <text:list-item>
                    <text:h text:style-name="P5" text:outline-level="2"><text:span text:style-name="T6">Il sistema porta il giocatore nella stanza in cui era prima di schiacciare il bottone per la lista classifiche.</text:span></text:h>
                  </text:list-item>
                </text:list>
              </text:list-item>
            </text:list>
          </table:table-cell>
          <table:table-cell table:style-name="Tabella1.A1" office:value-type="string">
            <text:list xml:id="list42648439" text:continue-numbering="true" text:style-name="Outline">
              <text:list-item>
                <text:list>
                  <text:list-item>
                    <text:h text:style-name="P5" text:outline-level="2"><text:span text:style-name="T6">ExitClassifiche() </text:span><text:span text:style-name="T13"></text:span><text:span text:style-name="T6"> Return Conferma Operazione.</text:span></text:h>
                  </text:list-item>
                </text:list>
              </text:list-item>
            </text:list>
          </table:table-cell>
        </table:table-row>
      </table:table>
      <text:list xml:id="list42639055" text:continue-numbering="true" text:style-name="Outline">
        <text:list-item>
          <text:list>
            <text:list-item>
              <text:h text:style-name="P2" text:outline-level="2"><text:soft-page-break/></text:h>
            </text:list-item>
            <text:list-item>
              <text:h text:style-name="P4" text:outline-level="2"><text:span text:style-name="T1">Eccezioni</text:span>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 table:number-columns-repeated="2"/>
        <table:table-row table:style-name="Tabella2.1">
          <table:table-cell table:style-name="Tabella2.A1" office:value-type="string">
            <text:list xml:id="list42642543" text:continue-numbering="true" text:style-name="Outline">
              <text:list-item>
                <text:list>
                  <text:list-item>
                    <text:h text:style-name="P5" text:outline-level="2"><text:span text:style-name="T7">Rif.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64131" text:continue-numbering="true" text:style-name="Outline">
              <text:list-item>
                <text:list>
                  <text:list-item>
                    <text:h text:style-name="P5" text:outline-level="2"><text:span text:style-name="T7">Causa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45404" text:continue-numbering="true" text:style-name="Outline">
              <text:list-item>
                <text:list>
                  <text:list-item>
                    <text:h text:style-name="P5" text:outline-level="2"><text:span text:style-name="T7">Effetto (Sistema)</text:span></text:h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1" office:value-type="string">
            <text:list xml:id="list42644807" text:continue-numbering="true" text:style-name="Outline">
              <text:list-item>
                <text:list>
                  <text:list-item>
                    <text:h text:style-name="P5" text:outline-level="2"><text:span text:style-name="T8">#7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54871" text:continue-numbering="true" text:style-name="Outline">
              <text:list-item>
                <text:list>
                  <text:list-item>
                    <text:h text:style-name="P5" text:outline-level="2"><text:span text:style-name="T5">Un giocatore abbandona l’applicazione: </text:span><text:span text:style-name="T6">Il giocatore può uscire dalla schermata delle classifiche in qualsiasi momento, ma se staccasse la corrente verrebbe comunque portato fuori e alla riconnessione verrebbe portato all’autenticazione.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43683" text:continue-numbering="true" text:style-name="Outline">
              <text:list-item>
                <text:list>
                  <text:list-item>
                    <text:h text:style-name="P5" text:outline-level="2"><text:span text:style-name="T6">Il giocatore è costretto a re-autenticarsi e procedere a rifare il procedimento per la lista delle classifiche da capo.</text:span></text:h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1" office:value-type="string">
            <text:list xml:id="list42636217" text:continue-numbering="true" text:style-name="Outline">
              <text:list-item>
                <text:list>
                  <text:list-item>
                    <text:h text:style-name="P5" text:outline-level="2"><text:span text:style-name="T8">#4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51835" text:continue-numbering="true" text:style-name="Outline">
              <text:list-item>
                <text:list>
                  <text:list-item>
                    <text:h text:style-name="P5" text:outline-level="2"><text:span text:style-name="T5">Il giocatore non esiste: </text:span><text:span text:style-name="T6">Il giocatore cercato non è presente nel database del sistema.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38104" text:continue-numbering="true" text:style-name="Outline">
              <text:list-item>
                <text:list>
                  <text:list-item>
                    <text:h text:style-name="P5" text:outline-level="2"><text:span text:style-name="T6">Il sistema restituisce un alert in modo da segnalare al giocatore che il nome da lui inserito non esiste. Il giocatore potrà modificare il nome oppure uscire, tornando alla stanza.</text:span></text:h>
                  </text:list-item>
                </text:list>
              </text:list-item>
            </text:list>
          </table:table-cell>
        </table:table-row>
        <table:table-row table:style-name="Tabella2.1">
          <table:table-cell table:style-name="Tabella2.A1" office:value-type="string">
            <text:list xml:id="list42656259" text:continue-numbering="true" text:style-name="Outline">
              <text:list-item>
                <text:list>
                  <text:list-item>
                    <text:h text:style-name="P5" text:outline-level="2"><text:span text:style-name="T8">#5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54894" text:continue-numbering="true" text:style-name="Outline">
              <text:list-item>
                <text:list>
                  <text:list-item>
                    <text:h text:style-name="P5" text:outline-level="2"><text:span text:style-name="T5">La squadra non esiste:</text:span><text:span text:style-name="T6"> la squadra cercata non è presente nel database del sistema.</text:span></text:h>
                  </text:list-item>
                </text:list>
              </text:list-item>
            </text:list>
          </table:table-cell>
          <table:table-cell table:style-name="Tabella2.A1" office:value-type="string">
            <text:list xml:id="list42662427" text:continue-numbering="true" text:style-name="Outline">
              <text:list-item>
                <text:list>
                  <text:list-item>
                    <text:h text:style-name="P5" text:outline-level="2"><text:span text:style-name="T6">Il sistema restituisce un alert in modo da segnalare al giocatore che il nome da lui inserito non esiste. Il giocatore potrà modificare il nome oppure uscire, tornando alla stanza.</text:span></text:h>
                  </text:list-item>
                </text:list>
              </text:list-item>
            </text:list>
          </table:table-cell>
        </table:table-row>
      </table:table>
      <text:list xml:id="list42649209" text:continue-numbering="true" text:style-name="Outline">
        <text:list-item>
          <text:list>
            <text:list-item>
              <text:h text:style-name="P3" text:outline-level="2"/>
            </text:list-item>
          </text:list>
        </text:list-item>
      </text:list>
      <text:p text:style-name="P1"/>
      <text:p text:style-name="P10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itter" svg:font-family="Bitter" style:font-family-generic="roman" style:font-pitch="variable"/>
    <style:font-face style:name="Calibri" svg:font-family="Calibri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c16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tolo_20_2_20_Carattere" style:display-name="Titolo 2 Carattere" style:family="text" style:parent-style-name="Default_20_Paragraph_20_Font"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eusz Lubiejewski, Joana Minja <text:s/>- <text:s/>Progetto UnoXTutt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eo Marsala</meta:initial-creator>
    <meta:editing-cycles>36</meta:editing-cycles>
    <meta:creation-date>2016-03-21T15:43:00</meta:creation-date>
    <dc:date>2017-06-07T22:46:26.32</dc:date>
    <meta:editing-duration>PT1M52S</meta:editing-duration>
    <meta:generator>OpenOffice/4.1.3$Win32 OpenOffice.org_project/413m1$Build-9783</meta:generator>
    <meta:document-statistic meta:table-count="2" meta:image-count="0" meta:object-count="0" meta:page-count="3" meta:paragraph-count="62" meta:word-count="579" meta:character-count="39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